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i>S</mi>
      </msub>
      <mrow>
        <mo stretchy="false">(</mo>
        <mrow>
          <mstyle mathvariant="bold">
            <mrow>
              <mi>a</mi>
            </mrow>
          </mstyle>
        </mrow>
        <mo stretchy="false">)</mo>
      </mrow>
      <mrow>
        <mi/>
        <mo stretchy="false">=</mo>
        <mi/>
      </mrow>
      <mrow>
        <munder>
          <mo stretchy="false">∫</mo>
          <mi>S</mi>
        </munder>
        <mstyle mathvariant="bold">
          <mrow>
            <mi>a</mi>
          </mrow>
        </mstyle>
      </mrow>
      <mrow>
        <mo stretchy="false">[</mo>
        <mrow>
          <mstyle mathvariant="bold">
            <mrow>
              <mi>r</mi>
            </mrow>
          </mstyle>
          <mrow>
            <mo stretchy="false">(</mo>
            <mrow>
              <mi>u</mi>
              <mi>,</mi>
              <mi>v</mi>
            </mrow>
            <mo stretchy="false">)</mo>
          </mrow>
        </mrow>
        <mo stretchy="false">]</mo>
      </mrow>
      <mrow>
        <mi/>
        <mo stretchy="false">⋅</mo>
        <mi/>
      </mrow>
      <mfenced open="(" close=")">
        <mrow>
          <mfrac>
            <mrow>
              <mo stretchy="false">∂</mo>
              <mstyle mathvariant="bold">
                <mrow>
                  <mi>r</mi>
                </mrow>
              </mstyle>
            </mrow>
            <mrow>
              <mo stretchy="false">∂</mo>
              <mi>v</mi>
            </mrow>
          </mfrac>
          <mrow>
            <mi/>
            <mo stretchy="false">×</mo>
            <mi/>
          </mrow>
          <mfrac>
            <mrow>
              <mo stretchy="false">∂</mo>
              <mstyle mathvariant="bold">
                <mrow>
                  <mi>r</mi>
                </mrow>
              </mstyle>
            </mrow>
            <mrow>
              <mo stretchy="false">∂</mo>
              <mi>u</mi>
            </mrow>
          </mfrac>
        </mrow>
      </mfenced>
      <mtext>d</mtext>
      <mi>u</mi>
      <mi/>
      <mtext>d</mtext>
      <mi>v</mi>
    </mrow>
    <annotation encoding="StarMath 5.0">%iphi _S (bold a) `=` int from S bold a [bold r (u,v)] `cdot` left ( {partial bold r} over {partial v} `times` {partial bold r} over {partial u} right ) "d" u ` "d"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5:50:17.500000000</meta:creation-date>
    <meta:generator>LibreOffice/4.1.4.2$Windows_x86 LibreOffice_project/0a0440ccc0227ad9829de5f46be37cfb6edcf72</meta:generator>
  </office:meta>
</office:document-meta>
</file>